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90d" officeooo:paragraph-rsid="000f790d"/>
    </style:style>
    <style:style style:name="P2" style:family="paragraph" style:parent-style-name="Standard">
      <style:text-properties officeooo:rsid="001051ce" officeooo:paragraph-rsid="001051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<text:s text:c="2"/>: Naveen Jyothi </text:p>
      <text:p text:style-name="P2">Address : Puthezath Ho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17:06.937142041</meta:creation-date>
    <dc:date>2020-01-31T14:22:59.123360511</dc:date>
    <meta:editing-duration>PT1M1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" meta:word-count="8" meta:character-count="48" meta:non-whitespace-character-count="39"/>
  </office:meta>
</office:document-meta>
</file>